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fo:border="0.74pt solid #000000"/>
      <style:text-properties style:font-name="Arial Black"/>
    </style:style>
    <style:style style:name="ce2" style:family="table-cell" style:parent-style-name="Default">
      <style:table-cell-properties fo:background-color="#00ff66" fo:border="0.74pt solid #000000"/>
      <style:text-properties style:font-name="Arial Black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ttman-Bentle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(n)</text:p>
          </table:table-cell>
          <table:table-cell table:style-name="ce2" office:value-type="string" calcext:value-type="string">
            <text:p>t(n) [s]</text:p>
          </table:table-cell>
          <table:table-cell table:style-name="ce2" office:value-type="string" calcext:value-type="string">
            <text:p>q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4]*[.A4]*LOG([.A4];2)" office:value-type="float" office:value="9965784.28466209" calcext:value-type="float">
            <text:p>9965784.28466209</text:p>
          </table:table-cell>
          <table:table-cell office:value-type="float" office:value="0.38122" calcext:value-type="float">
            <text:p>0.38122</text:p>
          </table:table-cell>
          <table:table-cell table:formula="of:=[.C4]*[.$B$8]/([.B4]*[.$C$8])" office:value-type="float" office:value="1.38923995710571" calcext:value-type="float">
            <text:p>1.38923995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5]*[.A5]*LOG([.A5];2)" office:value-type="float" office:value="43863137.1386483" calcext:value-type="float">
            <text:p>43863137.1386483</text:p>
          </table:table-cell>
          <table:table-cell office:value-type="float" office:value="1.27198" calcext:value-type="float">
            <text:p>1.27198</text:p>
          </table:table-cell>
          <table:table-cell table:formula="of:=[.C5]*[.$B$8]/([.B5]*[.$C$8])" office:value-type="float" office:value="1.05315832316177" calcext:value-type="float">
            <text:p>1.05315832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6]*[.A6]*LOG([.A6];2)" office:value-type="float" office:value="103956721.068449" calcext:value-type="float">
            <text:p>103956721.068449</text:p>
          </table:table-cell>
          <table:table-cell office:value-type="float" office:value="2.83819" calcext:value-type="float">
            <text:p>2.83819</text:p>
          </table:table-cell>
          <table:table-cell table:formula="of:=[.C6]*[.$B$8]/([.B6]*[.$C$8])" office:value-type="float" office:value="0.991521107716761" calcext:value-type="float">
            <text:p>0.991521107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7]*[.A7]*LOG([.A7];2)" office:value-type="float" office:value="191452548.554593" calcext:value-type="float">
            <text:p>191452548.554593</text:p>
          </table:table-cell>
          <table:table-cell office:value-type="float" office:value="5.05917" calcext:value-type="float">
            <text:p>5.05917</text:p>
          </table:table-cell>
          <table:table-cell table:formula="of:=[.C7]*[.$B$8]/([.B7]*[.$C$8])" office:value-type="float" office:value="0.959690492509961" calcext:value-type="float">
            <text:p>0.95969049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8]*[.A8]*LOG([.A8];2)" office:value-type="float" office:value="307192809.488736" calcext:value-type="float">
            <text:p>307192809.488736</text:p>
          </table:table-cell>
          <table:table-cell office:value-type="float" office:value="8.45859" calcext:value-type="float">
            <text:p>8.45859</text:p>
          </table:table-cell>
          <table:table-cell table:formula="of:=[.C8]*[.$B$8]/([.B8]*[.$C$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A9]*[.A9]*LOG([.A9];2)" office:value-type="float" office:value="451826884.273797" calcext:value-type="float">
            <text:p>451826884.273797</text:p>
          </table:table-cell>
          <table:table-cell office:value-type="float" office:value="11.6222" calcext:value-type="float">
            <text:p>11.6222</text:p>
          </table:table-cell>
          <table:table-cell table:formula="of:=[.C9]*[.$B$8]/([.B9]*[.$C$8])" office:value-type="float" office:value="0.934177380874497" calcext:value-type="float">
            <text:p>0.93417738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10]*[.A10]*LOG([.A10];2)" office:value-type="float" office:value="625883821.129265" calcext:value-type="float">
            <text:p>625883821.129265</text:p>
          </table:table-cell>
          <table:table-cell office:value-type="float" office:value="17.0973" calcext:value-type="float">
            <text:p>17.0973</text:p>
          </table:table-cell>
          <table:table-cell table:formula="of:=[.C10]*[.$B$8]/([.B10]*[.$C$8])" office:value-type="float" office:value="0.992080419444724" calcext:value-type="float">
            <text:p>0.992080419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11]*[.A11]*LOG([.A11];2)" office:value-type="float" office:value="829810194.218373" calcext:value-type="float">
            <text:p>829810194.218373</text:p>
          </table:table-cell>
          <table:table-cell office:value-type="float" office:value="24.6593" calcext:value-type="float">
            <text:p>24.6593</text:p>
          </table:table-cell>
          <table:table-cell table:formula="of:=[.C11]*[.$B$8]/([.B11]*[.$C$8])" office:value-type="float" office:value="1.07923258555842" calcext:value-type="float">
            <text:p>1.079232585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A12]*[.A12]*LOG([.A12];2)" office:value-type="float" office:value="1063992452.17446" calcext:value-type="float">
            <text:p>1063992452.17446</text:p>
          </table:table-cell>
          <table:table-cell office:value-type="float" office:value="29.0414" calcext:value-type="float">
            <text:p>29.0414</text:p>
          </table:table-cell>
          <table:table-cell table:formula="of:=[.C12]*[.$B$8]/([.B12]*[.$C$8])" office:value-type="float" office:value="0.991270250914" calcext:value-type="float">
            <text:p>0.991270250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13]*[.A13]*LOG([.A13];2)" office:value-type="float" office:value="1328771237.95495" calcext:value-type="float">
            <text:p>1328771237.95495</text:p>
          </table:table-cell>
          <table:table-cell office:value-type="float" office:value="35.3029" calcext:value-type="float">
            <text:p>35.3029</text:p>
          </table:table-cell>
          <table:table-cell table:formula="of:=[.C13]*[.$B$8]/([.B13]*[.$C$8])" office:value-type="float" office:value="0.964879845267311" calcext:value-type="float">
            <text:p>0.964879845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Naiv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(n)</text:p>
          </table:table-cell>
          <table:table-cell table:style-name="ce2" office:value-type="string" calcext:value-type="string">
            <text:p>t(n) [s]</text:p>
          </table:table-cell>
          <table:table-cell table:style-name="ce2" office:value-type="string" calcext:value-type="string">
            <text:p>q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8]*[.A18]" office:value-type="float" office:value="1000000" calcext:value-type="float">
            <text:p>1000000</text:p>
          </table:table-cell>
          <table:table-cell office:value-type="float" office:value="0.189831" calcext:value-type="float">
            <text:p>0.189831</text:p>
          </table:table-cell>
          <table:table-cell table:formula="of:=[.$B$22]*[.C18]/([.B18]*[.$C$22])" office:value-type="float" office:value="1.65409884632812" calcext:value-type="float">
            <text:p>1.65409884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9]*[.A19]" office:value-type="float" office:value="4000000" calcext:value-type="float">
            <text:p>4000000</text:p>
          </table:table-cell>
          <table:table-cell office:value-type="float" office:value="0.505199" calcext:value-type="float">
            <text:p>0.505199</text:p>
          </table:table-cell>
          <table:table-cell table:formula="of:=[.$B$22]*[.C19]/([.B19]*[.$C$22])" office:value-type="float" office:value="1.10051714823464" calcext:value-type="float">
            <text:p>1.100517148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20]*[.A20]" office:value-type="float" office:value="9000000" calcext:value-type="float">
            <text:p>9000000</text:p>
          </table:table-cell>
          <table:table-cell office:value-type="float" office:value="0.984744" calcext:value-type="float">
            <text:p>0.984744</text:p>
          </table:table-cell>
          <table:table-cell table:formula="of:=[.$B$22]*[.C20]/([.B20]*[.$C$22])" office:value-type="float" office:value="0.953400020912481" calcext:value-type="float">
            <text:p>0.95340002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21]*[.A21]" office:value-type="float" office:value="16000000" calcext:value-type="float">
            <text:p>16000000</text:p>
          </table:table-cell>
          <table:table-cell office:value-type="float" office:value="1.76051" calcext:value-type="float">
            <text:p>1.76051</text:p>
          </table:table-cell>
          <table:table-cell table:formula="of:=[.$B$22]*[.C21]/([.B21]*[.$C$22])" office:value-type="float" office:value="0.958766468578997" calcext:value-type="float">
            <text:p>0.958766468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22]*[.A22]" office:value-type="float" office:value="25000000" calcext:value-type="float">
            <text:p>25000000</text:p>
          </table:table-cell>
          <table:table-cell office:value-type="float" office:value="2.8691" calcext:value-type="float">
            <text:p>2.8691</text:p>
          </table:table-cell>
          <table:table-cell table:formula="of:=[.$B$22]*[.C22]/([.B22]*[.$C$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A23]*[.A23]" office:value-type="float" office:value="36000000" calcext:value-type="float">
            <text:p>36000000</text:p>
          </table:table-cell>
          <table:table-cell office:value-type="float" office:value="3.71793" calcext:value-type="float">
            <text:p>3.71793</text:p>
          </table:table-cell>
          <table:table-cell table:formula="of:=[.$B$22]*[.C23]/([.B23]*[.$C$22])" office:value-type="float" office:value="0.899897470751571" calcext:value-type="float">
            <text:p>0.899897470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24]*[.A24]" office:value-type="float" office:value="49000000" calcext:value-type="float">
            <text:p>49000000</text:p>
          </table:table-cell>
          <table:table-cell office:value-type="float" office:value="5.62218" calcext:value-type="float">
            <text:p>5.62218</text:p>
          </table:table-cell>
          <table:table-cell table:formula="of:=[.$B$22]*[.C24]/([.B24]*[.$C$22])" office:value-type="float" office:value="0.999776649009609" calcext:value-type="float">
            <text:p>0.99977664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25]*[.A25]" office:value-type="float" office:value="64000000" calcext:value-type="float">
            <text:p>64000000</text:p>
          </table:table-cell>
          <table:table-cell office:value-type="float" office:value="6.69488" calcext:value-type="float">
            <text:p>6.69488</text:p>
          </table:table-cell>
          <table:table-cell table:formula="of:=[.$B$22]*[.C25]/([.B25]*[.$C$22])" office:value-type="float" office:value="0.91150099334286" calcext:value-type="float">
            <text:p>0.911500993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A26]*[.A26]" office:value-type="float" office:value="81000000" calcext:value-type="float">
            <text:p>81000000</text:p>
          </table:table-cell>
          <table:table-cell office:value-type="float" office:value="9.90236" calcext:value-type="float">
            <text:p>9.90236</text:p>
          </table:table-cell>
          <table:table-cell table:formula="of:=[.$B$22]*[.C26]/([.B26]*[.$C$22])" office:value-type="float" office:value="1.06524134767603" calcext:value-type="float">
            <text:p>1.065241347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27]*[.A27]" office:value-type="float" office:value="100000000" calcext:value-type="float">
            <text:p>100000000</text:p>
          </table:table-cell>
          <table:table-cell office:value-type="float" office:value="11.3895" calcext:value-type="float">
            <text:p>11.3895</text:p>
          </table:table-cell>
          <table:table-cell table:formula="of:=[.$B$22]*[.C27]/([.B27]*[.$C$22])" office:value-type="float" office:value="0.992427939074971" calcext:value-type="float">
            <text:p>0.992427939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orted naiv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(n)</text:p>
          </table:table-cell>
          <table:table-cell table:style-name="ce2" office:value-type="string" calcext:value-type="string">
            <text:p>t(n) [s]</text:p>
          </table:table-cell>
          <table:table-cell table:style-name="ce2" office:value-type="string" calcext:value-type="string">
            <text:p>q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32]*[.A32]" office:value-type="float" office:value="1000000" calcext:value-type="float">
            <text:p>1000000</text:p>
          </table:table-cell>
          <table:table-cell office:value-type="float" office:value="0.179023" calcext:value-type="float">
            <text:p>0.179023</text:p>
          </table:table-cell>
          <table:table-cell table:formula="of:=[.C32]*[.$B$36]/([.B32]*[.$C$36])" office:value-type="float" office:value="1.60467213320474" calcext:value-type="float">
            <text:p>1.60467213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33]*[.A33]" office:value-type="float" office:value="4000000" calcext:value-type="float">
            <text:p>4000000</text:p>
          </table:table-cell>
          <table:table-cell office:value-type="float" office:value="0.481654" calcext:value-type="float">
            <text:p>0.481654</text:p>
          </table:table-cell>
          <table:table-cell table:formula="of:=[.C33]*[.$B$36]/([.B33]*[.$C$36])" office:value-type="float" office:value="1.07932605258346" calcext:value-type="float">
            <text:p>1.079326052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34]*[.A34]" office:value-type="float" office:value="9000000" calcext:value-type="float">
            <text:p>9000000</text:p>
          </table:table-cell>
          <table:table-cell office:value-type="float" office:value="0.948669" calcext:value-type="float">
            <text:p>0.948669</text:p>
          </table:table-cell>
          <table:table-cell table:formula="of:=[.C34]*[.$B$36]/([.B34]*[.$C$36])" office:value-type="float" office:value="0.944821309698384" calcext:value-type="float">
            <text:p>0.944821309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35]*[.A35]" office:value-type="float" office:value="16000000" calcext:value-type="float">
            <text:p>16000000</text:p>
          </table:table-cell>
          <table:table-cell office:value-type="float" office:value="1.70818" calcext:value-type="float">
            <text:p>1.70818</text:p>
          </table:table-cell>
          <table:table-cell table:formula="of:=[.C35]*[.$B$36]/([.B35]*[.$C$36])" office:value-type="float" office:value="0.956954149919866" calcext:value-type="float">
            <text:p>0.95695414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36]*[.A36]" office:value-type="float" office:value="25000000" calcext:value-type="float">
            <text:p>25000000</text:p>
          </table:table-cell>
          <table:table-cell office:value-type="float" office:value="2.78909" calcext:value-type="float">
            <text:p>2.78909</text:p>
          </table:table-cell>
          <table:table-cell table:formula="of:=[.C36]*[.$B$36]/([.B36]*[.$C$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A37]*[.A37]" office:value-type="float" office:value="36000000" calcext:value-type="float">
            <text:p>36000000</text:p>
          </table:table-cell>
          <table:table-cell office:value-type="float" office:value="3.61558" calcext:value-type="float">
            <text:p>3.61558</text:p>
          </table:table-cell>
          <table:table-cell table:formula="of:=[.C37]*[.$B$36]/([.B37]*[.$C$36])" office:value-type="float" office:value="0.900228907795892" calcext:value-type="float">
            <text:p>0.90022890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38]*[.A38]" office:value-type="float" office:value="49000000" calcext:value-type="float">
            <text:p>49000000</text:p>
          </table:table-cell>
          <table:table-cell office:value-type="float" office:value="5.54117" calcext:value-type="float">
            <text:p>5.54117</text:p>
          </table:table-cell>
          <table:table-cell table:formula="of:=[.C38]*[.$B$36]/([.B38]*[.$C$36])" office:value-type="float" office:value="1.01363797906142" calcext:value-type="float">
            <text:p>1.013637979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39]*[.A39]" office:value-type="float" office:value="64000000" calcext:value-type="float">
            <text:p>64000000</text:p>
          </table:table-cell>
          <table:table-cell office:value-type="float" office:value="6.57298" calcext:value-type="float">
            <text:p>6.57298</text:p>
          </table:table-cell>
          <table:table-cell table:formula="of:=[.C39]*[.$B$36]/([.B39]*[.$C$36])" office:value-type="float" office:value="0.920576357342359" calcext:value-type="float">
            <text:p>0.920576357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A40]*[.A40]" office:value-type="float" office:value="81000000" calcext:value-type="float">
            <text:p>81000000</text:p>
          </table:table-cell>
          <table:table-cell office:value-type="float" office:value="9.99219" calcext:value-type="float">
            <text:p>9.99219</text:p>
          </table:table-cell>
          <table:table-cell table:formula="of:=[.C40]*[.$B$36]/([.B40]*[.$C$36])" office:value-type="float" office:value="1.10574031646855" calcext:value-type="float">
            <text:p>1.10574031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41]*[.A41]" office:value-type="float" office:value="100000000" calcext:value-type="float">
            <text:p>100000000</text:p>
          </table:table-cell>
          <table:table-cell office:value-type="float" office:value="11.548" calcext:value-type="float">
            <text:p>11.548</text:p>
          </table:table-cell>
          <table:table-cell table:formula="of:=[.C41]*[.$B$36]/([.B41]*[.$C$36])" office:value-type="float" office:value="1.03510463986462" calcext:value-type="float">
            <text:p>1.0351046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22:21:08.650138556</meta:creation-date>
    <dc:date>2016-12-30T00:18:54.494893259</dc:date>
    <meta:editing-duration>PT1H14M44S</meta:editing-duration>
    <meta:editing-cycles>2</meta:editing-cycles>
    <meta:generator>LibreOffice/5.1.4.2$Linux_X86_64 LibreOffice_project/10m0$Build-2</meta:generator>
    <meta:document-statistic meta:table-count="1" meta:cell-count="135" meta:object-count="0"/>
  </office:meta>
</office:document-meta>
</file>